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Replacements/Object 1" manifest:media-type=""/>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9062in" text:list-level-position-and-space-mode="label-alignment">
          <style:list-level-label-alignment text:label-followed-by="listtab" fo:margin-left="1.1562in" fo:text-indent="-0.9062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Normal" style:family="paragraph">
      <style:paragraph-properties fo:text-align="center"/>
      <style:text-properties fo:font-weight="bold" style:font-weight-asian="bold" fo:font-size="20pt" style:font-size-asian="20pt" style:font-size-complex="20pt"/>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text-properties fo:font-weight="bold" style:font-weight-asian="bold"/>
    </style:style>
    <style:style style:name="T12" style:parent-style-name="Standardskrifttypeiafsnit" style:family="text">
      <style:text-properties fo:font-weight="bold" style:font-weight-asian="bold"/>
    </style:style>
    <style:style style:name="T13" style:parent-style-name="Standardskrifttypeiafsnit" style:family="text">
      <style:text-properties fo:font-weight="bold" style:font-weight-asian="bold"/>
    </style:style>
    <style:style style:name="TableColumn15" style:family="table-column">
      <style:table-column-properties style:column-width="3.343in"/>
    </style:style>
    <style:style style:name="TableColumn16" style:family="table-column">
      <style:table-column-properties style:column-width="3.343in"/>
    </style:style>
    <style:style style:name="Table14" style:family="table">
      <style:table-properties style:width="6.6861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P37" style:parent-style-name="Normal" style:family="paragraph">
      <style:paragraph-properties fo:break-before="page"/>
      <style:text-properties fo:font-weight="bold" style:font-weight-asian="bold"/>
    </style:style>
    <style:style style:name="P38" style:parent-style-name="Normal" style:family="paragraph">
      <style:text-properties fo:font-weight="bold" style:font-weight-asian="bold"/>
    </style:style>
    <style:style style:name="P39" style:parent-style-name="Normal" style:family="paragraph">
      <style:paragraph-properties fo:keep-with-next="always"/>
    </style:style>
    <style:style style:name="P40" style:parent-style-name="Normal" style:family="paragraph">
      <style:paragraph-properties fo:keep-with-next="always"/>
    </style:style>
    <style:style style:name="P41" style:parent-style-name="Listeafsnit" style:list-style-name="LFO3" style:family="paragraph"/>
    <style:style style:name="P42" style:parent-style-name="Listeafsnit" style:list-style-name="LFO3" style:family="paragraph"/>
    <style:style style:name="P43" style:parent-style-name="Listeafsnit" style:list-style-name="LFO3" style:family="paragraph"/>
    <style:style style:name="P44" style:parent-style-name="Listeafsnit" style:list-style-name="LFO3" style:family="paragraph"/>
    <style:style style:name="P45" style:parent-style-name="Listeafsnit" style:list-style-name="LFO3" style:family="paragraph"/>
    <style:style style:name="P46" style:parent-style-name="Listeafsnit" style:list-style-name="LFO3" style:family="paragraph"/>
    <style:style style:name="P47" style:parent-style-name="Normal" style:family="paragraph">
      <style:paragraph-properties fo:break-before="page"/>
    </style:style>
    <style:style style:name="T48" style:parent-style-name="Standardskrifttypeiafsnit" style:family="text">
      <style:text-properties fo:language="en" fo:country="US"/>
    </style:style>
    <style:style style:name="T49" style:parent-style-name="Hyperlink" style:family="text">
      <style:text-properties fo:language="en" fo:country="US"/>
    </style:style>
    <style:style style:name="T50" style:parent-style-name="Standardskrifttypeiafsnit" style:family="text">
      <style:text-properties fo:language="en" fo:country="US"/>
    </style:style>
    <style:style style:name="T51" style:parent-style-name="Hyperlink" style:family="text">
      <style:text-properties fo:language="en" fo:country="US"/>
    </style:style>
    <style:style style:name="T52" style:parent-style-name="Standardskrifttypeiafsnit" style:family="text">
      <style:text-properties fo:language="en" fo:country="US"/>
    </style:style>
    <style:style style:name="T53" style:parent-style-name="Standardskrifttypeiafsnit" style:family="text">
      <style:text-properties fo:language="en" fo:country="US"/>
    </style:style>
    <style:style style:name="T54" style:parent-style-name="Hyperlink" style:family="text">
      <style:text-properties fo:language="en" fo:country="US"/>
    </style:style>
    <style:style style:name="P55" style:parent-style-name="Normal" style:family="paragraph">
      <style:text-properties fo:language="en" fo:country="U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AB Handin 4</text:p>
      <text:p text:style-name="P2">The Village Smart Grid</text:p>
      <text:p text:style-name="P3"/>
      <text:p text:style-name="P4"/>
      <text:p text:style-name="P5"/>
      <text:p text:style-name="P6"/>
      <text:p text:style-name="P7"/>
      <text:p text:style-name="P8"/>
      <text:p text:style-name="P9"/>
      <text:p text:style-name="P10"/>
      <text:p text:style-name="P11"/>
      <text:p text:style-name="Normal"><text:span text:style-name="T12">Gruppe 11</text:span><text:span text:style-name="T13">:</text:span></text:p>
      <text:p text:style-name="Normal"/>
      <table:table table:style-name="Table14">
        <table:table-columns>
          <table:table-column table:style-name="TableColumn15"/>
          <table:table-column table:style-name="TableColumn16"/>
        </table:table-columns>
        <table:table-row table:style-name="TableRow17">
          <table:table-cell table:style-name="TableCell18">
            <text:p text:style-name="P19">Emil Holst Petersen</text:p>
          </table:table-cell>
          <table:table-cell table:style-name="TableCell20">
            <text:p text:style-name="P21">201607719</text:p>
          </table:table-cell>
        </table:table-row>
        <table:table-row table:style-name="TableRow22">
          <table:table-cell table:style-name="TableCell23">
            <text:p text:style-name="P24">Tue Jensen</text:p>
          </table:table-cell>
          <table:table-cell table:style-name="TableCell25">
            <text:p text:style-name="P26">201608747</text:p>
          </table:table-cell>
        </table:table-row>
        <table:table-row table:style-name="TableRow27">
          <table:table-cell table:style-name="TableCell28">
            <text:p text:style-name="P29">Emma Rolsted</text:p>
          </table:table-cell>
          <table:table-cell table:style-name="TableCell30">
            <text:p text:style-name="P31"/>
          </table:table-cell>
        </table:table-row>
        <table:table-row table:style-name="TableRow32">
          <table:table-cell table:style-name="TableCell33">
            <text:p text:style-name="P34">Lisbeth Wittendorff Lorentzen</text:p>
          </table:table-cell>
          <table:table-cell table:style-name="TableCell35">
            <text:p text:style-name="P36">201404006</text:p>
          </table:table-cell>
        </table:table-row>
      </table:table>
      <text:p text:style-name="P37"/>
      <text:soft-page-break/>
      <text:p text:style-name="P38">The<text:s/>Village Smart Grid</text:p>
      <text:p text:style-name="Normal"/>
      <text:p text:style-name="Normal">The Village Smart Grid er konceptet for et afregningssystem for<text:s/>deleøkonomi for el.<text:s/>fællesskabet består af 33 husstande og 12 erhverv, som hver er udstyret med et Smartmeter.<text:s/>Smartmeterets eneste opgave i projektet er holde styr på, hvor meget strøm der genereres og bruges i kW/kWh.</text:p>
      <text:p text:style-name="Normal">Der er en del designovervejelser<text:s/>for opbygningen af systemet.<text:s/>Således kan der være en form for batteri for de respektive<text:s/>Prosumers, et fælles batteri for The Village Smart Grid og der kan være et National Smart Grid for det tilfælde at fællesskabet har for meget eller for lidt strøm.</text:p>
      <text:p text:style-name="Normal">Derudover er der afregningssystemet, hvor kWh omsættes til Tokens, som derefter kan omsættes til bitcoins. Tokens er<text:s/>i dette projekt<text:s/>et udryk for, at der er forskel på prisen per kWh<text:s/>i forhold til køb og salg af strøm.<text:s/>I opgaveformuleringen er der lagt op til at bruge bitcoins som møntfod for handlerne.<text:s/>Trader Info repræsenterer den statslige afregning for alle handler, der er foregået.</text:p>
      <text:p text:style-name="Normal">Bitcoin systemet er ret omfattende i måden<text:s/>værdierne overføres på, ikke mindst når det drejer sig om sikkerheden i forhold til den enkelte og dennes beholdning af bitcoins. Bitcoin baserer sig på anonymitet og tillid.<text:s/>Bitcoinsystemet<text:s/>er en digital fil, der indeholder beløb og konti som en hovedbog. Alle computere, der er tilsluttet bitcoinnetværket har en kopi af denne fil.<text:s/>Der er ikke en optegnelse over balancer, og hvor meget hver person ejer, men derimod links til tidligere handler, der giver et overblik over den værdi, hver enkelt er i besiddelse af. Værdien udregnes ved at det en person samlet har modtaget og brugt. Der er en regel om, at hvert input skal bruges helt, det vil sige at et beløb sjældent passer præcist, og at man derfor sender et restbeløb tilbage til sig selv. Når der sendes et beløb af sted broadcastes det til netværket, at afsenderens beløb skal gå ned og modtagerens op.<text:s/>De andre enheder i systemet anvender transaktionen i deres kopi af hovedbogen for at holde den ajour.</text:p>
      <text:p text:style-name="Normal">Alle transaktioner registreres i filer, der kaldes Block, og hver Block indeholder svaret på et specielt matematisk problem. Rækkefølgen af handler afgøres i forhold til hvornår de respektive problemer løses.<text:s/>De første bitcoins blev tildelt som belønning til de, der løste netop et sådant matematisk beløb. Den totale beholdning af bitcoins i systemet er 21 millioner.</text:p>
      <text:p text:style-name="Normal">Hele<text:s/>dette system er forholdsvis<text:s/>omfattende til denne opgave, og kan hurtigt komme til at<text:s/>tage fokus fra<text:s/>den egentlige problemstilling.</text:p>
      <text:p text:style-name="Normal"/>
      <text:p text:style-name="Normal">Følgende er bestemt for The Village Smart Grid;<text:s/>der er 33 husstande og 12 erhverv, der hører under Prosumer, og<text:s/>ligeledes er det bestemt, at The<text:s/>National Smart Grid også sorterer under Prosumer. Der er altså 46 Prosumers i systemet i alt.</text:p>
      <text:p text:style-name="Normal">Det er<text:s/>vedtaget, at<text:s/>hver husstand og erhverv har et batteri, der kan oplagre et vist antal<text:s/>kWh, men<text:s/>der er intet fælles batteri for The Village Smart Grid.<text:s/>The National Smart kan modtage alt, der er i overskud, samt levere det, der er brug for.<text:s/>Hvert Smartmeter udgør en Prosumer og tæller strøm op og ned med afsæt i et tilfældigt tal, for at simulere strøm produktion fra solceller og vindmøller.</text:p>
      <text:p text:style-name="Normal">For udregning af Tokens<text:s/>er et døgn inddelt i to blokke, hvor tidsrummet 06 –<text:s/>18<text:s/>anses som dyrt og 18 – 06 som billigt.<text:s/>Der handles en gang i timen.</text:p>
      <text:soft-page-break/>
      <text:p text:style-name="Normal"><text:s/>Der er tre databaser i systemet, og Power Distributer Smart Grid Trader er hjernen, der binder alle data og informationer sammen.</text:p>
      <text:p text:style-name="Normal"/>
      <text:p text:style-name="P39"><draw:frame draw:z-index="0" draw:id="id0" draw:style-name="a0" draw:name="Object 1" text:anchor-type="as-char" svg:x="0in" svg:y="0in" svg:width="6.68681in" svg:height="4.22361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Billedtekst">Figur<text:s/>1: Klassediagram for The Village Smart Grid</text:p>
      <text:p text:style-name="Normal"/>
      <text:p text:style-name="Normal">Der er skal både anvendes SQL og NoSQL databaser. Nogle karakteristika for SQL databasen er, at den er bygget op omkring tabeller med et skema, der består af kolonner, der beskriver<text:s/>datatypen og af rækker, som indeholder information, der underordner sig<text:s/>datatypen.<text:s/>Ved normalisering er der få eller ingen kopierede data, da informationen er delt ud på flere mindre tabeller, der bindes sammen af primær og sekundær nøgler. Disse kan sammenholdes med en join funktion, der kun viser det, der er fælles for de valgte tabeller.<text:s/>Der er en høj konsistens for skriveoperationerne for SQL databaser, som sikrer at informationen opdateres med det samme.</text:p>
      <text:p text:style-name="Normal">NoSQL eller dokumentdatabasen<text:s/>består som navnet antyder af en række dokumenter, der hver indeholder al information. Dokumenterne behøver ikke at være opbygget ens, for at ligge i den samme database, hvilket gør det nemt at skalere og udvikle på.<text:s/>Der er ingen cirkulære bindinger, men det betyder også, at der er mange kopierede data. Der kan trækkes informationer ud med en select funktion, og det kan præcist vælges, hvad der skal vises. Når et dokument ændres, er det hele dokumentet, der overskrives, når det gemmes på databasen. Der gemmes flere kopier, som muliggør at et stort antal forespørgsler kan tilfredsstille en stor volumen.</text:p>
      <text:p text:style-name="Normal">Ud fra disse overvejelser har vi valgt<text:s/>at The Village Smart Grid DB er en dokumentdatabase, og at Prosumer DB samt Trader Info DB er relationelle databaser.<text:s/>Valg og opbygning ses i nedenstående ERD.</text:p>
      <text:p text:style-name="P40"><draw:frame draw:z-index="0" draw:id="id1" draw:style-name="a1" draw:name="Object 4" text:anchor-type="as-char" svg:x="0in" svg:y="0in" svg:width="6.69375in" svg:height="5.37292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Billedtekst">Figur<text:s/>2: ERD for The Village Smart Grid</text:p>
      <text:p text:style-name="Normal"/>
      <text:p text:style-name="Normal">Selvom der lægges op til fællesskab og deleøkonomi er Prosumeren både Producer og Consumer og kan derfor have modstridende interesser i forhold til køb, salg og pris.<text:s/>Med det som udgangspunkt er følgende user stories<text:s/>beskrevet:</text:p>
      <text:list text:style-name="LFO3" text:continue-numbering="true">
        <text:list-item>
          <text:p text:style-name="P41">Som producer vil jeg sælge strøm, så jeg kan tjene penge</text:p>
        </text:list-item>
        <text:list-item>
          <text:p text:style-name="P42">Som producer vil jeg bruge mit smartmeter, så jeg kan afregne min strøm rigtigt</text:p>
        </text:list-item>
        <text:list-item>
          <text:p text:style-name="P43">Som producer vil jeg bruge mit batteri, så jeg langt hen ad vejen er selvforsynende</text:p>
        </text:list-item>
        <text:list-item>
          <text:p text:style-name="P44">Som producer vil jeg være tilsluttet The Village Smart Grid, så jeg kan lave de bedste køb/salg af strøm</text:p>
        </text:list-item>
      </text:list>
      <text:p text:style-name="Normal"/>
      <text:list text:style-name="LFO3" text:continue-numbering="true">
        <text:list-item>
          <text:p text:style-name="P45">Som consumer vil jeg være tilsluttet The Village Smart Grid, så jeg kan få strøm, når jeg ikke<text:s/>selv har egenproduceret strøm<text:s/>til rådighed</text:p>
        </text:list-item>
        <text:list-item>
          <text:p text:style-name="P46">Som consumer vil jeg købe strøm til den bedste pris, så jeg ikke bruger for mange penge<text:s/></text:p>
        </text:list-item>
      </text:list>
      <text:p text:style-name="Normal"><text:s/></text:p>
      <text:soft-page-break/>
      <text:p text:style-name="P47">Referencer:</text:p>
      <text:p text:style-name="Normal"><text:span text:style-name="T48">How Bitcoin Works Under the Hood. Youtube Link: </text:span><text:a xlink:href="https://www.youtube.com/watch?v=Lx9zgZCMqXE" office:target-frame-name="_blank" xlink:show="new"><text:span text:style-name="T49">https://www.youtube.com/watch?v=Lx9zgZCMqXE</text:span></text:a></text:p>
      <text:p text:style-name="Normal"><text:span text:style-name="T50">Block:<text:s/></text:span><text:a xlink:href="https://en.bitcoin.it/wiki/Block" office:target-frame-name="_top" xlink:show="replace"><text:span text:style-name="T51">https://en.bitcoin.it/wiki/Block</text:span></text:a><text:span text:style-name="T52"><text:s/></text:span></text:p>
      <text:p text:style-name="Normal"><text:span text:style-name="T53">Mountain Goat User Stories Link: </text:span><text:a xlink:href="https://www.mountaingoatsoftware.com/agile/user-stories" office:target-frame-name="_blank" xlink:show="new"><text:span text:style-name="T54">https://www.mountaingoatsoftware.com/agile/user-stories</text:span></text:a></text:p>
      <text:p text:style-name="Normal">Relational Databases vs. NoSQL Document Databases:<text:s/><text:a xlink:href="https://lennilobel.wordpress.com/2015/06/01/relational-databases-vs-nosql-document-databases/" office:target-frame-name="_top" xlink:show="replace"><text:span text:style-name="Hyperlink">https://lennilobel.wordpress.com/2015/06/01/relational-databases-vs-nosql-document-databases/</text:span></text:a><text:s/></text:p>
      <text:p text:style-name="Normal"/>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Hyperlink" style:display-name="Hyperlink" style:family="text" style:parent-style-name="Standardskrifttypeiafsnit">
      <style:text-properties fo:color="#0000FF" style:text-underline-type="single" style:text-underline-style="solid" style:text-underline-width="auto" style:text-underline-mode="continuous"/>
    </style:style>
    <style:style style:name="Uløstomtale" style:display-name="Uløst omtale" style:family="text" style:parent-style-name="Standardskrifttypeiafsnit">
      <style:text-properties fo:color="#808080" fo:background-color="#E6E6E6"/>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9062in" text:list-level-position-and-space-mode="label-alignment">
          <style:list-level-label-alignment text:label-followed-by="listtab" fo:margin-left="1.1562in" fo:text-indent="-0.9062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sbeth Wittendorff Lorentzen</meta:initial-creator>
    <dc:creator>Lisbeth Wittendorff Lorentzen</dc:creator>
    <meta:creation-date>2018-05-23T18:13:00Z</meta:creation-date>
    <dc:date>2018-05-24T00:27:00Z</dc:date>
    <meta:template xlink:href="Normal" xlink:type="simple"/>
    <meta:editing-cycles>60</meta:editing-cycles>
    <meta:editing-duration>PT22440S</meta:editing-duration>
    <meta:document-statistic meta:page-count="5" meta:paragraph-count="13" meta:word-count="950" meta:character-count="6736" meta:row-count="48" meta:non-whitespace-character-count="5799"/>
  </office:meta>
</office:document-meta>
</file>